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vertical-align="middl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c5000b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737cm" svg:height="5.199cm" svg:x="6cm" svg:y="3.3cm" svg:viewBox="0 0 3738 5200" svg:d="M700 0c-600 1200-700 2800-700 3500s0 1700 0 1700h900c0 0-100-2000 100-2800s300-1200 600-1200 200-300 500 400 700 600 600 1800-100 1800-100 1800h800c0 0 600-1600 200-2500s-800-2700-800-2700h-500z">
          <text:p/>
        </draw:path>
        <draw:custom-shape draw:style-name="gr2" draw:text-style-name="P2" draw:layer="layout" svg:width="0.4cm" svg:height="0.4cm" svg:x="6.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7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cm" svg:y1="7.5cm" svg:x2="5.8cm" svg:y2="4.3cm">
          <text:p/>
        </draw:line>
        <draw:frame draw:style-name="gr4" draw:text-style-name="P5" draw:layer="layout" svg:width="1.1cm" svg:height="0.649cm" svg:x="6.8cm" svg:y="7.751cm">
          <draw:text-box>
            <text:p text:style-name="P4"><text:span text:style-name="T1">x_r</text:span></text:p>
          </draw:text-box>
        </draw:frame>
        <draw:frame draw:style-name="gr4" draw:text-style-name="P5" draw:layer="layout" svg:width="1.1cm" svg:height="0.649cm" svg:x="8.7cm" svg:y="7.7cm">
          <draw:text-box>
            <text:p text:style-name="P4"><text:span text:style-name="T1">x_l</text:span></text:p>
          </draw:text-box>
        </draw:frame>
        <draw:line draw:style-name="gr5" draw:text-style-name="P3" draw:layer="layout" svg:x1="5.2cm" svg:y1="7.7cm" svg:x2="10.7cm" svg:y2="7.7cm">
          <text:p/>
        </draw:line>
        <draw:line draw:style-name="gr6" draw:text-style-name="P3" draw:layer="layout" svg:x1="5.3cm" svg:y1="8.8cm" svg:x2="7cm" svg:y2="8.8cm">
          <text:p/>
        </draw:line>
        <draw:line draw:style-name="gr6" draw:text-style-name="P3" draw:layer="layout" svg:x1="10.6cm" svg:y1="8.8cm" svg:x2="8.9cm" svg:y2="8.8cm">
          <text:p/>
        </draw:line>
        <draw:frame draw:style-name="gr7" draw:text-style-name="P5" draw:layer="layout" svg:width="6.5cm" svg:height="2.2cm" svg:x="11.1cm" svg:y="4.1cm">
          <draw:text-box>
            <text:p text:style-name="P4"><text:span text:style-name="T1">x_r and x_l stay in the red zone when y move from down to up.</text:span></text:p>
            <text:p text:style-name="P4"><text:span text:style-name="T1">x_r et x_l restent dans la zone rouge pendant que y monte</text:span></text:p>
          </draw:text-box>
        </draw:frame>
        <draw:frame draw:style-name="gr8" draw:text-style-name="P5" draw:layer="layout" svg:width="1.2cm" svg:height="0.7cm" svg:x="8cm" svg:y="4cm">
          <draw:text-box>
            <text:p text:style-name="P4"><text:span text:style-name="T1">hips</text:span></text:p>
          </draw:text-box>
        </draw:frame>
        <draw:frame draw:style-name="gr8" draw:text-style-name="P5" draw:layer="layout" svg:width="4.1cm" svg:height="0.7cm" svg:x="1.5cm" svg:y="1.4cm">
          <draw:text-box>
            <text:p text:style-name="P4"><text:span text:style-name="T1">Function first_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4:43:19.600081768</meta:creation-date>
    <dc:date>2015-08-28T14:52:11.112766619</dc:date>
    <meta:editing-duration>PT8M51S</meta:editing-duration>
    <meta:editing-cycles>1</meta:editing-cycles>
    <meta:document-statistic meta:object-count="13"/>
    <meta:generator>LibreOffice/4.4.2.2$Linux_X86_64 LibreOffice_project/40m0$Build-2</meta:generator>
  </office:meta>
</office:document-meta>
</file>